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emf" manifest:media-type="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>
      <style:graphic-properties draw:fill="none" draw:stroke="non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draw:stroke="non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6" style:parent-style-name="Graphics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non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6" draw:name="Imagen 5" svg:x="0.08621in" svg:y="0.11345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  <draw:frame draw:id="id64" draw:style-name="a337" draw:name="Objeto 6" svg:x="2.71493in" svg:y="0.11345in" svg:width="1.25868in" svg:height="2.40799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65" draw:style-name="a338" draw:name="Objeto 7" svg:x="1.39739in" svg:y="3.16225in" svg:width="1.41667in" svg:height="1.60764in" style:rel-width="scale" style:rel-height="scale">
          <draw:object-ole draw:class-id="00020830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66" draw:style-name="a339" draw:name="Objeto 8" svg:x="0in" svg:y="2.96607in" svg:width="1.23264in" svg:height="3.60764in" style:rel-width="scale" style:rel-height="scale">
          <draw:object-ole draw:class-id="00020830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custom-shape svg:x="4.15233in" svg:y="0.11345in" svg:width="4.47532in" svg:height="3.0488in" draw:id="id67" draw:style-name="a342" draw:name="Rectángulo 11">
          <svg:title/>
          <svg:desc/>
          <text:p text:style-name="a341" text:class-names="" text:cond-style-name=""><text:span text:style-name="a340" text:class-names="">Empleados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3.16224in" svg:width="4.47532in" svg:height="3.0488in" draw:id="id68" draw:style-name="a345" draw:name="Rectángulo 12">
          <svg:title/>
          <svg:desc/>
          <text:p text:style-name="a344" text:class-names="" text:cond-style-name=""><text:span text:style-name="a343" text:class-names="">Recuento: visualización de estadístic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0.11345in" svg:width="4.47532in" svg:height="3.0488in" draw:id="id69" draw:style-name="a348" draw:name="Rectángulo 13">
          <svg:title/>
          <svg:desc/>
          <text:p text:style-name="a347" text:class-names="" text:cond-style-name=""><text:span text:style-name="a346" text:class-names="">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233in" svg:y="3.16224in" svg:width="4.47532in" svg:height="3.0488in" draw:id="id70" draw:style-name="a351" draw:name="Rectángulo 14">
          <svg:title/>
          <svg:desc/>
          <text:p text:style-name="a350" text:class-names="" text:cond-style-name=""><text:span text:style-name="a349" text:class-names="">Calendario: Visualizar, borrar, por me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794in" svg:y="6.40081in" svg:width="5.65972in" svg:height="0.34579in" draw:id="id71" draw:style-name="a354" draw:name="Rectángulo 15">
          <svg:title/>
          <svg:desc/>
          <text:p text:style-name="a353" text:class-names="" text:cond-style-name=""><text:span text:style-name="a352" text:class-names="">Conexión a BBDD en directorio, desplegabl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5" draw:master-page-name="Master1-Layout2-obj-Título-y-objetos" presentation:presentation-page-layout-name="Master1-PPL2" draw:id="Slide-257">
        <draw:frame draw:id="id72" draw:style-name="a356" draw:name="Objeto 3" svg:x="12.07465in" svg:y="0in" svg:width="1.25868in" svg:height="2.40799in" style:rel-width="scale" style:rel-height="scale">
          <draw:object-ole draw:class-id="00020830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draw:custom-shape svg:x="0in" svg:y="-0.02526in" svg:width="5.21277in" svg:height="0.51484in" draw:id="id73" draw:style-name="a359" draw:name="Rectángulo 4">
          <svg:title/>
          <svg:desc/>
          <text:p text:style-name="a358" text:class-names="" text:cond-style-name=""><text:span text:style-name="a357" text:class-names="">Pestaña Empleados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74" draw:style-name="a362" draw:name="Rectángulo 5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75" draw:style-name="a365" draw:name="Rectángulo 6">
          <svg:title/>
          <svg:desc/>
          <text:p text:style-name="a364" text:class-names="" text:cond-style-name=""><text:span text:style-name="a363" text:class-names="">Visualización de la tabla emplead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76" draw:style-name="a368" draw:name="Rectángulo 7">
          <svg:title/>
          <svg:desc/>
          <text:p text:style-name="a367" text:class-names="" text:cond-style-name=""><text:span text:style-name="a366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77" draw:style-name="a371" draw:name="Rectángulo 9">
          <svg:title/>
          <svg:desc/>
          <text:p text:style-name="a370" text:class-names="" text:cond-style-name=""><text:span text:style-name="a369" text:class-names="">Despliega el nombre de empleado y lo elij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78" draw:style-name="a374" draw:name="Rectángulo 10">
          <svg:title/>
          <svg:desc/>
          <text:p text:style-name="a373" text:class-names="" text:cond-style-name=""><text:span text:style-name="a372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79" draw:style-name="a377" draw:name="Rectángulo 11">
          <svg:title/>
          <svg:desc/>
          <text:p text:style-name="a376" text:class-names="" text:cond-style-name=""><text:span text:style-name="a375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0" draw:style-name="a380" draw:name="Rectángulo 12">
          <svg:title/>
          <svg:desc/>
          <text:p text:style-name="a379" text:class-names="" text:cond-style-name=""><text:span text:style-name="a378" text:class-names="">Botón borrar emplead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1" draw:master-page-name="Master1-Layout2-obj-Título-y-objetos" presentation:presentation-page-layout-name="Master1-PPL2" draw:id="Slide-258">
        <draw:custom-shape svg:x="0in" svg:y="-0.02526in" svg:width="5.21277in" svg:height="0.51484in" draw:id="id81" draw:style-name="a384" draw:name="Rectángulo 4">
          <svg:title/>
          <svg:desc/>
          <text:p text:style-name="a383" text:class-names="" text:cond-style-name=""><text:span text:style-name="a382" text:class-names="">Pestaña 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82" draw:style-name="a387" draw:name="Rectángulo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83" draw:style-name="a390" draw:name="Rectángulo 6">
          <svg:title/>
          <svg:desc/>
          <text:p text:style-name="a389" text:class-names="" text:cond-style-name=""><text:span text:style-name="a388" text:class-names="">Visualización de la tabla modo de trabaj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84" draw:style-name="a393" draw:name="Rectángulo 7">
          <svg:title/>
          <svg:desc/>
          <text:p text:style-name="a392" text:class-names="" text:cond-style-name=""><text:span text:style-name="a391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85" draw:style-name="a396" draw:name="Rectángulo 9">
          <svg:title/>
          <svg:desc/>
          <text:p text:style-name="a395" text:class-names="" text:cond-style-name=""><text:span text:style-name="a394" text:class-names="">Despliega el modo de trabajo y lo elij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86" draw:style-name="a399" draw:name="Rectángulo 10">
          <svg:title/>
          <svg:desc/>
          <text:p text:style-name="a398" text:class-names="" text:cond-style-name=""><text:span text:style-name="a397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87" draw:style-name="a402" draw:name="Rectángulo 11">
          <svg:title/>
          <svg:desc/>
          <text:p text:style-name="a401" text:class-names="" text:cond-style-name=""><text:span text:style-name="a400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8" draw:style-name="a405" draw:name="Rectángulo 12">
          <svg:title/>
          <svg:desc/>
          <text:p text:style-name="a404" text:class-names="" text:cond-style-name=""><text:span text:style-name="a403" text:class-names="">Botón borrar mo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06" draw:name="Imagen 1" svg:x="11.23076in" svg:y="0.76241in" svg:width="1.425in" svg:height="1.61667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4" draw:style-name="a407" draw:master-page-name="Master1-Layout2-obj-Título-y-objetos" presentation:presentation-page-layout-name="Master1-PPL2" draw:id="Slide-259">
        <draw:custom-shape svg:x="0in" svg:y="-0.02526in" svg:width="5.21277in" svg:height="0.51484in" draw:id="id90" draw:style-name="a410" draw:name="Rectángulo 4">
          <svg:title/>
          <svg:desc/>
          <text:p text:style-name="a409" text:class-names="" text:cond-style-name=""><text:span text:style-name="a408" text:class-names="">Pestaña 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91" draw:style-name="a413" draw:name="Rectángulo 5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92" draw:style-name="a416" draw:name="Rectángulo 6">
          <svg:title/>
          <svg:desc/>
          <text:p text:style-name="a415" text:class-names="" text:cond-style-name=""><text:span text:style-name="a414" text:class-names="">Visualización del calendario por semanas, aparecerán las personas T1, T2, vacaciones, baja,médico y teletrabajo, rollo ics… igual por semanas y una flecha para ir de una semana a otr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93" draw:style-name="a419" draw:name="Rectángulo 7">
          <svg:title/>
          <svg:desc/>
          <text:p text:style-name="a418" text:class-names="" text:cond-style-name=""><text:span text:style-name="a417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94" draw:style-name="a422" draw:name="Rectángulo 9">
          <svg:title/>
          <svg:desc/>
          <text:p text:style-name="a421" text:class-names="" text:cond-style-name=""><text:span text:style-name="a420" text:class-names="">Despliega el día del calendario elegi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95" draw:style-name="a425" draw:name="Rectángulo 10">
          <svg:title/>
          <svg:desc/>
          <text:p text:style-name="a424" text:class-names="" text:cond-style-name=""><text:span text:style-name="a423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979in" svg:y="3.46653in" svg:width="2.1383in" svg:height="0.48183in" draw:id="id96" draw:style-name="a428" draw:name="Rectángulo 11">
          <svg:title/>
          <svg:desc/>
          <text:p text:style-name="a427" text:class-names="" text:cond-style-name=""><text:span text:style-name="a426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29" draw:name="Imagen 2" svg:x="10.69362in" svg:y="2.03258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5" draw:style-name="a430" draw:master-page-name="Master1-Layout2-obj-Título-y-objetos" presentation:presentation-page-layout-name="Master1-PPL2" draw:id="Slide-260">
        <draw:custom-shape svg:x="0.30392in" svg:y="0.22011in" svg:width="6.66667in" svg:height="1.3127in" draw:id="id98" draw:style-name="a438" draw:name="Rectángulo 3">
          <svg:title/>
          <svg:desc/>
          <text:p text:style-name="a433" text:class-names="" text:cond-style-name=""><text:span text:style-name="a431" text:class-names=""><text:a xlink:href="https://www.pythonanywhere.com/user/Teknotormes/databases/#id_mysql_tab" text:style-name="" text:visited-style-name="">https://www.pythonanywhere.com/user/Teknotormes/databases/#id_mysql_tab</text:a></text:span><text:span text:style-name="a432" text:class-names=""/></text:p>
          <text:p text:style-name="a435" text:class-names="" text:cond-style-name=""><text:span text:style-name="a434" text:class-names=""/></text:p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59" draw:name="CuadroTexto 6" svg:x="0.30392in" svg:y="1.25in" svg:width="5.40491in" svg:height="1.91855in">
          <draw:text-box>
            <text:p text:style-name="a443" text:class-names="" text:cond-style-name=""><text:span text:style-name="a439" text:class-names="">Database</text:span><text:span text:style-name="a440" text:class-names=""><text:s text:c="1"/>host<text:s text:c="1"/></text:span><text:span text:style-name="a441" text:class-names="">address</text:span><text:span text:style-name="a442" text:class-names="">: <text:line-break/>Teknotormes.mysql.pythonanywhere-services.com</text:span></text:p>
            <text:p text:style-name="a446" text:class-names="" text:cond-style-name=""><text:span text:style-name="a444" text:class-names="">Username</text:span><text:span text:style-name="a445" text:class-names="">:</text:span></text:p>
            <text:p text:style-name="a449" text:class-names="" text:cond-style-name=""><text:span text:style-name="a447" text:class-names="">Teknotormes</text:span><text:span text:style-name="a448" text:class-names=""/></text:p>
            <text:p text:style-name="a454" text:class-names="" text:cond-style-name=""><text:span text:style-name="a450" text:class-names="">Database</text:span><text:span text:style-name="a451" text:class-names=""><text:s text:c="1"/></text:span><text:span text:style-name="a452" text:class-names="">name</text:span><text:span text:style-name="a453" text:class-names="">: Teknotormes$data2025</text:span></text:p>
            <text:p text:style-name="a458" text:class-names="" text:cond-style-name=""><text:span text:style-name="a455" text:class-names="">Password</text:span><text:span text:style-name="a456" text:class-names="">: Python*123</text:span><text:span text:style-name="a4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2/2025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2/2025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2/2025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2/2025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2/2025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2/2025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2/2025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2/2025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2/2025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2/2025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2/2025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2/2025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RIA CRUZ MENDEZ VALVERDE</meta:initial-creator>
    <dc:creator>Cruz Méndez Valverde</dc:creator>
    <meta:creation-date>2025-02-05T13:55:20Z</meta:creation-date>
    <dc:date>2025-02-11T13:39:40Z</dc:date>
    <meta:editing-cycles>2</meta:editing-cycles>
    <meta:editing-duration>PT433884S</meta:editing-duration>
    <meta:document-statistic meta:paragraph-count="31" meta:word-count="177"/>
  </office:meta>
</office:document-meta>
</file>